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loext:contextual-spacing="false"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10"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3"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6666ff"/>
    </style:style>
    <style:style style:name="P2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23" style:family="paragraph" style:parent-style-name="Text_20_body">
      <style:paragraph-properties fo:margin-left="0cm" fo:margin-right="0cm" fo:margin-top="0cm" fo:margin-bottom="0.212cm" fo:text-align="center" style:justify-single-word="false" fo:text-indent="0.499cm" style:auto-text-indent="false" fo:background-color="transparent">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language="en" fo:country="US"/>
    </style:style>
    <style:style style:name="P132" style:family="paragraph" style:parent-style-name="Text_20_body">
      <style:paragraph-properties fo:background-color="#eeeeee">
        <style:background-image/>
      </style:paragraph-properties>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justify"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loext:contextual-spacing="false" fo:margin-top="0cm" fo:margin-bottom="0.212cm" fo:text-align="justify" style:justify-single-word="false"/>
      <style:text-properties fo:language="en" fo:country="US"/>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3">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70"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73"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74"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background-color="transparent"/>
    </style:style>
    <style:style style:name="P176"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9" style:family="text">
      <style:text-properties fo:color="#800000" fo:language="en" fo:country="US"/>
    </style:style>
    <style:style style:name="T30"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1" style:family="text">
      <style:text-properties fo:color="#800000" fo:background-color="transparent"/>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style:font-weight-asian="bold" style:font-weight-complex="bold" loext:char-shading-value="0"/>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ru" fo:country="RU" fo:font-style="normal" fo:background-color="transparent" style:font-style-asian="normal" style:font-style-complex="normal" loext:char-shading-value="0"/>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style:font-style-asian="normal" style:font-style-complex="normal" loext:char-shading-value="0"/>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fo:background-color="transparent"/>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style="normal" style:text-underline-style="none" style:font-style-asian="normal" style:font-style-complex="normal"/>
    </style:style>
    <style:style style:name="T72" style:family="text">
      <style:text-properties fo:color="#0066ff"/>
    </style:style>
    <style:style style:name="T73" style:family="text">
      <style:text-properties fo:color="#0066ff" fo:language="en" fo:country="US" fo:font-style="normal" fo:background-color="transparent" style:font-style-asian="normal" style:font-style-complex="normal" loext:char-shading-value="0"/>
    </style:style>
    <style:style style:name="T74" style:family="text">
      <style:text-properties fo:background-color="#ffff00" loext:char-shading-value="0"/>
    </style:style>
    <style:style style:name="T75" style:family="text">
      <style:text-properties fo:color="#00ccff"/>
    </style:style>
    <style:style style:name="T76" style:family="text">
      <style:text-properties fo:font-weight="normal" style:font-weight-asian="normal" style:font-weight-complex="normal"/>
    </style:style>
    <style:style style:name="T77" style:family="text">
      <style:text-properties fo:font-weight="normal" fo:background-color="transparent" style:font-weight-asian="normal" style:font-weight-complex="normal" loext:char-shading-value="0"/>
    </style:style>
    <style:style style:name="T78" style:family="text">
      <style:text-properties fo:color="#0066cc"/>
    </style:style>
    <style:style style:name="T79" style:family="text">
      <style:text-properties fo:color="#0066cc" fo:language="ru" fo:country="RU"/>
    </style:style>
    <style:style style:name="T80" style:family="text">
      <style:text-properties fo:color="#0000cc"/>
    </style:style>
    <style:style style:name="T81" style:family="text">
      <style:text-properties style:text-line-through-style="solid" fo:font-weight="bold" style:font-weight-asian="bold" style:font-weight-complex="bold"/>
    </style:style>
    <style:style style:name="T82" style:family="text">
      <style:text-properties fo:language="uk" fo:country="UA"/>
    </style:style>
    <style:style style:name="T83" style:family="text">
      <style:text-properties fo:language="uk" fo:country="UA" fo:font-style="italic" style:font-style-asian="italic" style:font-style-complex="italic"/>
    </style:style>
    <style:style style:name="T84" style:family="text">
      <style:text-properties fo:language="uk" fo:country="UA" fo:font-weight="bold" style:font-weight-asian="bold" style:font-weight-complex="bold"/>
    </style:style>
    <style:style style:name="T85" style:family="text">
      <style:text-properties fo:color="#ff0000"/>
    </style:style>
    <style:style style:name="T86" style:family="text">
      <style:text-properties style:text-underline-style="none"/>
    </style:style>
    <style:style style:name="T87" style:family="text">
      <style:text-properties style:text-rotation-angle="90" style:text-rotation-scale="line-height"/>
    </style:style>
    <style:style style:name="T88" style:family="text">
      <style:text-properties style:text-rotation-angle="270" style:text-rotation-scale="line-height"/>
    </style:style>
    <style:style style:name="T89" style:family="text">
      <style:text-properties style:text-position="sub 58%" style:font-size-asian="10.5pt"/>
    </style:style>
    <style:style style:name="T90" style:family="text">
      <style:text-properties style:font-name="Symbol" style:font-name-asian="Symbol" style:font-name-complex="Symbol"/>
    </style:style>
    <style:style style:name="T91" style:family="text">
      <style:text-properties style:font-name="Liberation Serif1" style:font-name-asian="Symbol" style:font-name-complex="Symbol"/>
    </style:style>
    <style:style style:name="T92" style:family="text">
      <style:text-properties style:font-name="Courier New CYR"/>
    </style:style>
    <style:style style:name="T93" style:family="text">
      <style:text-properties style:font-name="Courier New CYR" fo:language="en" fo:country="US"/>
    </style:style>
    <style:style style:name="T94" style:family="text">
      <style:text-properties fo:color="#6666ff"/>
    </style:style>
    <style:style style:name="T95" style:family="text">
      <style:text-properties fo:color="#3399ff"/>
    </style:style>
    <style:style style:name="T96" style:family="text">
      <style:text-properties fo:font-size="14pt" fo:language="en" fo:country="US" fo:font-weight="bold" style:font-size-asian="14pt" style:font-weight-asian="bold" style:font-size-complex="14pt" style:font-weight-complex="bold"/>
    </style:style>
    <style:style style:name="T97"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0">&lt;</text:span><text:span text:style-name="T54">Э</text:span><text:span text:style-name="T30">пизод в Кантерлоте, где Луна составляет невысокое мнение об умственных способностях Макса</text:span><text:span text:style-name="T50">&gt;</text:span></text:p>
      <text:p text:style-name="P43">&lt;<text:span text:style-name="T26">Глава про то, как Селестия пытается определить, чего хочет Макс </text:span>&lt;<text:span text:style-name="T1">и </text:span><text:span text:style-name="T26">ест ванильное мороженное</text:span>&gt;<text:span text:style-name="T26">.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6">Селестия лечит Макса в Кантерлоте от болячек и наркозависимости по-настоящему </text:span><text:span text:style-name="T25">(</text:span><text:span text:style-name="T26">перебирает на себя его болячки</text:span><text:span text:style-name="T25">)</text:span><text:span text:style-name="T26">.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 (и учит ругательствам – в т.ч. “заебали”)&gt;</text:p>
      <text:p text:style-name="P58"><text:span text:style-name="T11">&lt;Луна -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8">&lt;Добавить эпизод подбора снаряги перед опасным заданием&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text:soft-page-break/>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30">Обмен ( <text:a xlink:type="simple" xlink:href="https://darkpony.ru/obmen/" text:style-name="Internet_20_link" text:visited-style-name="Visited_20_Internet_20_Link">https://darkpony.ru/obmen/</text:a> )</text:p>
      <text:p text:style-name="P131">I Dream Of Luna</text:p>
      <text:p text:style-name="P130">Розовые глазки</text:p>
      <text:p text:style-name="P13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9"/>
      <text:h text:style-name="Heading_20_2" text:outline-level="2">Идеи</text:h>
      <text:list xml:id="list2725257723599489211"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8030287558033212523" text:style-name="L2">
        <text:list-item>
          <text:p text:style-name="P163">«Великие грифоны прошлого» - из канона (5<text:span text:style-name="T11">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74">Природа Проклятий</text:span>» - обмен</text:p>
        </text:list-item>
        <text:list-item>
          <text:p text:style-name="P163"><text:soft-page-break/><text:span text:style-name="T74">«Магия для Чайников»</text:span> - обмен</text:p>
        </text:list-item>
        <text:list-item>
          <text:p text:style-name="P163"><text:span text:style-name="T74">«Энциклопедия Арканум»</text:span> - обмен</text:p>
        </text:list-item>
        <text:list-item>
          <text:p text:style-name="P163">«О Гейсах» - обмен</text:p>
        </text:list-item>
        <text:list-item>
          <text:p text:style-name="P163">«<text:span text:style-name="T74">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44414102262042711"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74">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8">Искусственный интеллект. Создан Владом и Максом. Разработан для управления корпорациями.</text:p>
      <text:h text:style-name="Heading_20_3" text:outline-level="3">Норф</text:h>
      <text:p text:style-name="P12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9">Единорог. Холост, молод, мечтателен. Живёт в Кантерлоте. В свободное время рисует облака.</text:p>
      <text:h text:style-name="Heading_20_3" text:outline-level="3"><text:soft-page-break/>Алекс</text:h>
      <text:p text:style-name="P139">Менеджер проектов, над одним из которых (Нексус) работает Макс.</text:p>
      <text:h text:style-name="Heading_20_3" text:outline-level="3">Ростик</text:h>
      <text:p text:style-name="P139">Лидер команды тестировщиков</text:p>
      <text:h text:style-name="Heading_20_3" text:outline-level="3">Стас</text:h>
      <text:p text:style-name="P139">Программист-новичок в команде Макса.</text:p>
      <text:h text:style-name="Heading_20_3" text:outline-level="3">Рома</text:h>
      <text:p text:style-name="P139">Программист в команде UI-программистов</text:p>
      <text:h text:style-name="Heading_20_3" text:outline-level="3">Анджела</text:h>
      <text:p text:style-name="P139">Сисадмин. Флиртует с Максом.</text:p>
      <text:p text:style-name="P139"/>
      <text:h text:style-name="Heading_20_2" text:outline-level="2">Положения</text:h>
      <text:p text:style-name="P13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56"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4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5">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8">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4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text:soft-page-break/>–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6">Дайсон.</text:span></text:p>
      <text:p text:style-name="P77"><text:span text:style-name="T8">– </text:span><text:span text:style-name="T76">Сколько тебе лет?</text:span></text:p>
      <text:p text:style-name="P77"><text:span text:style-name="T8">– </text:span><text:span text:style-name="T76">Два года с начала запуска кластера.</text:span></text:p>
      <text:p text:style-name="P77"><text:span text:style-name="T8">– </text:span><text:span text:style-name="T76">Какой сейчас год?</text:span></text:p>
      <text:p text:style-name="P77"><text:span text:style-name="T8">– </text:span><text:span text:style-name="T22">20</text:span><text:span text:style-name="T21">18</text:span><text:span text:style-name="T76">-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3"/>
      <text:p text:style-name="P13">Я вчитался в результат. Карандаш выпал у меня из руки.</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69">, </text:span><text:span text:style-name="T5">в некоем городе живёт брадобрей, который бреет всех людей, которые не бреются сами. Вопрос: кто бреет брадобрея</text:span><text:span text:style-name="T69">?</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39">Ага, уже теплее.</text:p>
      <text:p text:style-name="P39"/>
      <text:p text:style-name="P77"><text:soft-page-break/><text:span text:style-name="T8">– Нэш</text:span><text:span text:style-name="T76">,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3">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41">***</text:p>
      <text:p text:style-name="P14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text:soft-page-break/>–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oft-page-break/><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9">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text:soft-page-break/>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8">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text:soft-page-break/>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1"/>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text:soft-page-break/>–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6">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text:span><text:soft-page-break/><text:span text:style-name="T1">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7">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2"/>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4">Глава IV. Пределы магии</text:p>
      <text:p text:style-name="P21"/>
      <text:p text:style-name="P24">Вашему покорному слуге известны четыре предела магии: </text:p>
      <text:list xml:id="list5044049961150535585"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8">– <text:span text:style-name="T1">Восемь, учитель!</text:span></text:p><text:p text:style-name="P148">– Отлично. Надиктую ещё две и сбегаешь за кофе.</text:p></text:note-body></text:note></text:span></text:p>
        </text:list-item>
      </text:list>
      <text:p text:style-name="P5"/>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text:soft-page-break/>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text:soft-page-break/>–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5">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64">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text:soft-page-break/>–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text:soft-page-break/>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5">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text:soft-page-break/>–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text:soft-page-break/>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57"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64">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text:soft-page-break/>–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6" text:outline-level="2">6. Стыд</text:h>
      <text:p text:style-name="P53">&lt;<text:span text:style-name="T95">Mylene Farmer — L`Ame-Stram-Gram</text:span>&gt;</text:p>
      <text:p text:style-name="P63"><text:soft-page-break/>~~~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8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2">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82">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6">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text:soft-page-break/>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text:soft-page-break/>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8"> </text:span><text:span text:style-name="T47">—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0">Мне печалиться не стоит</text:p><text:p text:style-name="P150">Жизнь прекрасна и ярк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text:p><text:p text:style-name="P150">Но друзей моих немного,</text:p><text:p text:style-name="P150">Гложет душу холо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7">– </text:span><text:span text:style-name="T52">А из Пинто Крика уже месяц нет новостей...</text:span></text:p>
      <text:p text:style-name="P3"><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52">– </text:span>“<text:span text:style-name="T1">Что я могу сделать, чтобы вернуть всё назад?</text:span>”</text:p>
      <text:p text:style-name="P17"><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2">– </text:span><text:span text:style-name="T38">Что бы это значило, Флер?</text:span></text:p>
      <text:p text:style-name="P17"><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8">&lt;</text:span><text:span text:style-name="T73">Mark Knopfler - </text:span><text:span text:style-name="T72">Hill Farmer's Blues</text:span><text:span text:style-name="T48">&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82">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4">—</text:span><text:span text:style-name="T15"> </text:span><text:span text:style-name="T76">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2">***</text:p>
      <text:p text:style-name="P53">&lt;<text:span text:style-name="T75">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1">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4">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8"/>
      <text:h text:style-name="Heading_20_2" text:outline-level="2">12. День сурка</text:h>
      <text:p text:style-name="P17">&lt;<text:span text:style-name="T6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10">***</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8">.</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4">Чужестранец-примат разбил сердце нашей обожаемой Селестии! Двор в отчаянии </text:span><text:span text:style-name="T14">—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6">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76">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76">эт правда?</text:span></text:p>
      <text:p text:style-name="P53"><text:span text:style-name="T15">– </text:span><text:span text:style-name="T76">Какая из? Их много, вообще-то. Ик!</text:span></text:p>
      <text:p text:style-name="P53"><text:span text:style-name="T15">– </text:span><text:span text:style-name="T76">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76">Макс, </text:span><text:span text:style-name="T15">– </text:span><text:span text:style-name="T76">захихикала Пинки, взъерошив копытами розовые кудряшки и попытавшись соорудить из них бороду, </text:span><text:span text:style-name="T15">– </text:span><text:span text:style-name="T7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7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76">Ты что-о-о! Нельзя любить фаэри! Она похитит твоё сердце, и ты будешь искать её, пока не... </text:span><text:span text:style-name="T15">– </text:span><text:span text:style-name="T76">Пинки погрузилась в так и не съеденный салат «по-Кантерлотски» и захрапела.</text:span></text:p>
      <text:p text:style-name="P53"><text:span text:style-name="T15">– </text:span><text:span text:style-name="T76">Пока не умру?</text:span></text:p>
      <text:p text:style-name="P53"><text:span text:style-name="T15">– </text:span><text:span text:style-name="T76">Нет, глупенький, </text:span><text:span text:style-name="T15">– </text:span><text:span text:style-name="T76">пробулькала Пинки из миски. </text:span><text:span text:style-name="T15">– </text:span><text:span text:style-name="T7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4">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4">Исчезновение дневной главы диархии: Эквестрия в панике!</text:span>» (статья двухдневной давности).</text:p>
      <text:p text:style-name="P56">«<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6">«<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4. <text:span text:style-name="T1">Деградация</text:span></text:h>
      <text:p text:style-name="P46">&lt;<text:span text:style-name="T80">David Bowie - Lets Dance/ Ashes To Ashes</text:span></text:p>
      <text:p text:style-name="P46"><text:span text:style-name="T80">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4">Добро пожаловать в Груммингтон! Вам здесь рады!</text:span></text:p>
      <text:p text:style-name="P56"><text:span text:style-name="T34">Население города </text:span><text:span text:style-name="T81">302 пони</text:span><text:span text:style-name="T34">.</text:span></text:p>
      <text:p text:style-name="P56"><text:span text:style-name="T81">250 пони</text:span><text:span text:style-name="T34">.</text:span></text:p>
      <text:p text:style-name="P56"><text:span text:style-name="T81">125 поней</text:span><text:span text:style-name="T34">.</text:span></text:p>
      <text:p text:style-name="P56"><text:span text:style-name="T34">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3">Дружба </text:span><text:span text:style-name="T43">—</text:span><text:span text:style-name="T23"> </text:span><text:span text:style-name="T3">э</text:span><text:span text:style-name="T23">то, </text:span><text:span text:style-name="T83">так её </text:span><text:span text:style-name="T3">разэтак</text:span><text:span text:style-name="T83">,</text:span><text:span text:style-name="T23"> магия!</text:span><text:span text:style-name="T68">»</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81">37 пни</text:span></text:p>
      <text:p text:style-name="P73">24пн</text:p>
      <text:p text:style-name="P73">15</text:p>
      <text:p text:style-name="P56"><text:span text:style-name="T34">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4">Добро пожаловать в Груммингтон! Вам здесь рады!</text:span></text:p>
      <text:p text:style-name="P56"><text:span text:style-name="T34">Население города </text:span><text:span text:style-name="T81">302 пони</text:span><text:span text:style-name="T34">.</text:span></text:p>
      <text:p text:style-name="P56"><text:span text:style-name="T81">250 пони</text:span><text:span text:style-name="T34">.</text:span></text:p>
      <text:p text:style-name="P56"><text:span text:style-name="T81">125 поней</text:span><text:span text:style-name="T34">.</text:span></text:p>
      <text:p text:style-name="P56"><text:span text:style-name="T34">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7">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6">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82">И магазин</text:span>ы вовсе<text:span text:style-name="T82"> не </text:span>бесплатные<text:span text:style-name="T82">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82">Оно п</text:span>овсюду. <text:span text:style-name="T82">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8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82">А т</text:span>ы вставать не хотел! Я очень-очень испугалась. <text:span text:style-name="T82">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5">пишешь</text:span><text:span text:style-name="T57">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2">матюков мне</text:span> удалось замазать самые большие щели. За тестовый<text:span text:style-name="T82"> </text:span>получасовый заплыв<text:span text:style-name="T82">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72">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82">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82">н жил с пони! И они </text:span>офигенски <text:span text:style-name="T82">любили друг друга! И у них </text:span>был<text:span text:style-name="T82"> </text:span>офигенский <text:span text:style-name="T82">секс! </text:span>И это было круто!<text:span text:style-name="T82">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9">—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6">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6">Mothley Crue – Cickstart my heart</text:span>&gt;</text:p>
      <text:p text:style-name="P58">«<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82">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82">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6">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82"> </text:span>покои Луны<text:span text:style-name="T82"> </text:span>через открытые балконные двери<text:span text:style-name="T82">.</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2">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3">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82">Допустим, кот бессмертен. Также допустим, что кот з</text:span>аколдован<text:span text:style-name="T82"> </text:span>отложенным <text:span text:style-name="T82">заклятие</text:span>м<text:span text:style-name="T82"> Стирания, которое сработает, если кто-то откроет ящик</text:span>. <text:span text:style-name="T82">То есть, п</text:span>ри открытии<text:span text:style-name="T82"> ящик</text:span>а<text:span text:style-name="T82"> кот исчезнет из </text:span>бытия<text:span text:style-name="T82">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7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8"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8">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8">д</text:span>ЕсЬ БЫл <text:span text:style-name="T89">д</text:span>ИскОр<text:span text:style-name="T87">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0"></text:span><text:span text:style-name="T91">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92">Зафиксирована опасная ситуация. Сознание пациента </text:span><text:span text:style-name="T93">&lt;</text:span><text:span text:style-name="T92">Селестия</text:span><text:span text:style-name="T93">&gt;</text:span><text:span text:style-name="T92"> не регистрируется. Активируется протокол экстренной эвакуации пациента </text:span><text:span text:style-name="T93">&lt;</text:span><text:span text:style-name="T92">Селестия</text:span><text:span text:style-name="T93">&gt;</text:span><text:span text:style-name="T92"> к </text:span><text:span text:style-name="T93">&lt;</text:span><text:span text:style-name="T92">Луна</text:span><text:span text:style-name="T93">&gt;</text:span><text:span text:style-name="T92">.</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4">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25">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1"/>
      <text:p text:style-name="P48">~~~~~</text:p>
      <text:p text:style-name="P21">&lt;<text:span text:style-name="T26">Макс и ко появляются на Терре со сдвигом по времени (как и Кимеринн)?</text:span>&gt;</text:p>
      <text:p text:style-name="P9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0" text:outline-level="3">Воскресение</text:h>
      <text:p text:style-name="P53">&lt;<text:span text:style-name="T9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lt;<text:span text:style-name="T94">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2">кликнул по ним правой кнопкой </text:span><text:span text:style-name="T1">мыши</text:span><text:span text:style-name="T82"> и </text:span><text:span text:style-name="T1">выбрал</text:span><text:span text:style-name="T8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text:soft-page-break/></text:p>
      <text:h text:style-name="Heading_20_2" text:outline-level="2">22. <text:span text:style-name="T1">Терра</text:span></text:h>
      <text:h text:style-name="P160" text:outline-level="3">Вторник</text:h>
      <text:p text:style-name="P3">&lt;<text:span text:style-name="T7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5"><text:s/>– Ты его слишком… эмм, упрощаешь. – продолжала Флаттершай. – Вот, взгляни сюда.</text:p>
      <text:p text:style-name="P105">Флаттершай повернула ко мне экран. Мультяшный Дискорд с заплаканными глазами стоял на ледовом катке перед брошенными коньками.</text:p>
      <text:p text:style-name="P105"><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7">– А ты в курсе, что твой Дискорд многократно сжигал Селестию живьём? – выпалил я.</text:p>
      <text:p text:style-name="P10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5"><text:span text:style-name="T11">– Это всего лишь твои домыслы. С тем же успехом я могу объяснить это тем, что он </text:span>— злой придурок!</text:p>
      <text:p text:style-name="P107">– Это не мои… домыслы… Он сам мне рассказал…</text:p>
      <text:p text:style-name="P107">Флаттершай встала со стула и попыталась уйти. Я задержал её.</text:p>
      <text:p text:style-name="P107">– Извини. Я не знал. Нам нельзя ссориться.</text:p>
      <text:p text:style-name="P105"><text:soft-page-break/>Флаттершай слабо улыбнулась.</text:p>
      <text:p text:style-name="P107">– Я не сержусь… На Дискорда трудно не злиться… Он так себя ведёт, потому что его это… эмм, забавляет.</text:p>
      <text:p text:style-name="P3"/>
      <text:p text:style-name="Text_20_body">…</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9">– Что ты решил, Анон?</text:p>
      <text:p text:style-name="P99">Я пожал плечами.</text:p>
      <text:p text:style-name="P3">– М<text:span text:style-name="T36">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9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text:soft-page-break/>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ет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Я состроил обиженную гримасу и перебил аликорницу.</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text:soft-page-break/>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3">Анджела обернулась, когда я влетел в серверную.</text:p>
      <text:p text:style-name="P14">–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text:soft-page-break/>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4"/>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text:soft-page-break/>–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Я задержался, запирая дверь. Девушки разбрелись по квартире.</text:p>
      <text:p text:style-name="P106"><text:span text:style-name="T11">– Анон…</text:span><text:span text:style-name="T1"> Тут окно разбито… И верёвка висит. – пискнула Флаттершай из кухни.</text:span></text:p>
      <text:p text:style-name="P104"><text:span text:style-name="T11">– </text:span><text:span text:style-name="T1">Оставь, Флатти, не сейчас! – отмахнулся я.</text:span></text:p>
      <text:p text:style-name="P105">Эпплджек стояла посреди комнаты и оглядывалась.</text:p>
      <text:p text:style-name="P107">– Не нравится мне тут. Чуйка нехорошая…</text:p>
      <text:p text:style-name="P10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07">– Привет, Сел.</text:p>
      <text:p text:style-name="P152">Аликорница всполошилась и спрятала <text:span text:style-name="T1">пирожное</text:span> за спину.</text:p>
      <text:p text:style-name="P107"><text:soft-page-break/>– Ах, это ты, Анон. Какое счастье! Ты снова с нами!</text:p>
      <text:p text:style-name="P107">– Нет, Сел. Это ты с нами. <text:span text:style-name="T1">Я пришёл забрать тебя назад, в Эквестрию. Через четверть часа ты вернёшься домой.</text:span></text:p>
      <text:p text:style-name="P105"><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5"><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7"/>
      <text:h text:style-name="P156" text:outline-level="2">24. Отбытие</text:h>
      <text:p text:style-name="P107">&lt;&gt;</text:p>
      <text:p text:style-name="P105"><text:span text:style-name="T11">– </text:span>Оп-па! – пробормотала Эпплджек. – Нежданчик!</text:p>
      <text:p text:style-name="P105">Дискорд дурашливо кивнул Эпплджек.</text:p>
      <text:p text:style-name="P107">– И я рад тебя видеть, дорогая Эппл-как-тебя-там! А где моя любимая Флаттершай?</text:p>
      <text:p text:style-name="P107">Окинув взглядом комнату, Дискорд закапризничал:</text:p>
      <text:p text:style-name="P107">– Где же она? Вот вечно вы тормозите, когда надо торопиться!</text:p>
      <text:p text:style-name="P105"><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7">– С кем это вы тут разговариваете?</text:p>
      <text:p text:style-name="P107">В комнату вошла Флаттершай.</text:p>
      <text:p text:style-name="P105">Дискорд обернулся на голос и в этот момент я швырнул в него кружкой и бросился к нему через комнату с занесеным над головой стулом.</text:p>
      <text:p text:style-name="P105">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раконикуса появилось удивлённо-мечтательное выражение и он вырубился.</text:p>
      <text:p text:style-name="P107"/>
      <text:p text:style-name="P107">…</text:p>
      <text:p text:style-name="P107"/>
      <text:p text:style-name="P107">– <text:span text:style-name="T1">А… Анон… Зачем ты напал на Дискорда? </text:span>– <text:span text:style-name="T1">прошептала Флаттершай в шоке.</text:span></text:p>
      <text:p text:style-name="P107"><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лапе и покрутил пальцем у виска.</text:p>
      <text:p text:style-name="P105">– Потому что ты напал на него. – пожала плечами Эпплджек. – Я и подумала — тебе виднее. И подсобила маленько.</text:p>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oft-page-break/><text:s/><text:span text:style-name="T11">– </text:span>Вообще-то, от тебя следовало бы избавиться, Проводник. Не знаю, что ты там разведал в <text:span text:style-name="T9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text:soft-page-break/></text:p>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1">&lt;</text:span><text:span text:style-name="T67">Queen – Flash</text:span><text:span text:style-name="T11">&gt;</text:span></text:p>
      <text:p text:style-name="P138">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7">Я тяжело вздохнул.</text:p>
      <text:p text:style-name="P137"/>
      <text:p text:style-name="P137">…</text:p>
      <text:p text:style-name="P137"/>
      <text:p text:style-name="P13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text:span><text:span text:style-name="T11">Т</text:span>ы что за хрен вообще? <text:span text:style-name="T11">– </text:span><text:span text:style-name="T11">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53"><text:span text:style-name="T11">– </text:span><text:span text:style-name="T11">А сидишь на чём? – вид сидящего </text:span><text:span text:style-name="T11">на</text:span><text:span text:style-name="T11"> пустоте существа сбивал с толку.</text:span></text:p>
      <text:p text:style-name="P53">Демиург что-то прикинул и кивнул сам себе.</text:p>
      <text:p text:style-name="P53"><text:span text:style-name="T11">– </text:span><text:span text:style-name="T11">Гм</text:span><text:span text:style-name="T11">. Ок.</text:span></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53"><text:span text:style-name="T11">– </text:span><text:span text:style-name="T11">Так лучше?</text:span></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6">.</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53"><text:span text:style-name="T11">– </text:span><text:span text:style-name="T11">Мы спасали Сел. Она оказалась в мире людей. </text:span><text:span text:style-name="T11">– </text:span><text:span text:style-name="T11">я вздохнул. </text:span><text:span text:style-name="T11">– </text:span><text:span text:style-name="T11">А я отбился от группы.</text:span></text:p>
      <text:p text:style-name="P53"><text:span text:style-name="T11">– </text:span><text:span text:style-name="T11">Кого-кого спасали? </text:span><text:span text:style-name="T11">– </text:span><text:span text:style-name="T11">удивился Анакорн.</text:span></text:p>
      <text:p text:style-name="P53"><text:span text:style-name="T11">– </text:span><text:span text:style-name="T11">Сел. Принцессу Селестию.</text:span></text:p>
      <text:p text:style-name="P56"><text:span text:style-name="T11">– </text:span><text:span text:style-name="T11">Продолжай! </text:span><text:span text:style-name="T11">– </text:span><text:span text:style-name="T11">с интересом воскликнул Анакорн. </text:span><text:span text:style-name="T11">– </text:span><text:span text:style-name="T11">Как </text:span><text:span text:style-name="T11">бессмертная</text:span><text:span text:style-name="T11"> оказалась в твоём мире, человек?</text:span></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6"><text:span text:style-name="T11">– </text:span><text:span text:style-name="T11">Ты сам-то веришь в эту ерунду? </text:span><text:span text:style-name="T11">– </text:span><text:span text:style-name="T11">перебил меня Анакорн. </text:span><text:span text:style-name="T11">– </text:span><text:span text:style-name="T11">Брось молоть чушь, ты не умешь врать!</text:span></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6">Я ПОНЯЛ, КТО ТЫ!!! КАК </text:span><text:span text:style-name="T97">ЖЕ </text:span><text:span text:style-name="T96">Я СРАЗУ НЕ ДОГАДАЛСЯ?!! Я ДОЛГО ЖДАЛ ТЕБЯ, ПРОВОДНИК! Я УСТАЛ! ПРИСТУПИМ ЖЕ СКОРЕЕ!</text:span></text:p>
      <text:p text:style-name="P46"/>
      <text:p text:style-name="P56"><text:span text:style-name="T11">У</text:span><text:span text:style-name="T11">видев, что я скорчился в кресле, заткнув уши, Анакорн немного успокоился и приглушил голос.</text:span></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56"><text:span text:style-name="T11">– </text:span><text:span text:style-name="T11">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6"><text:span text:style-name="T11">Анакорн </text:span>встал с пуфика<text:span text:style-name="T11"> </text:span>и стал прохаживаться рядом со столик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9">–</text:span><text:span text:style-name="T53"> Анакорн подавил короткий смешок. </text:span><text:span text:style-name="T49">– </text:span>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о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И я не могу бесконечно поддерживать его. У меня не хватает сил, к моему стыду.</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22">Я запротестовал.</text:p>
      <text:p text:style-name="P124">– В Эквестрии не двигают солнце! Аликорны лишь корректируют орбиту Эквуса вокруг него, хотя все уверены в обратном.</text:p>
      <text:p text:style-name="P124">Анакорн улыбнулся во всю морду.</text:p>
      <text:p text:style-name="P124">– Значит, ты уже помогаешь мне, Проводник, даже сам того не осознавая! Я рад!</text:p>
      <text:p text:style-name="P122"><text:soft-page-break/>Анакорн отпил из стакана и продолжил.</text:p>
      <text:p text:style-name="P124"/>
      <text:p text:style-name="P12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2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Где-исчезнет посёлок, о котором все сразу забудут. Был посёлок — и нет его. И с каждым таким «чихом» Эквестрия сокращается, как шагреневая кожа. 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22"/>
      <text:p text:style-name="P124">– Ты так говоришь, будто у Эквуса есть свой собственный разум. – заметил я.</text:p>
      <text:p text:style-name="P124">Анакорн усмехнулся.</text:p>
      <text:p text:style-name="P12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24"/>
      <text:p text:style-name="P122">Анакорн постучал по столику карандашом. Карта Эквестрии поднялась над столом и свернулась в шар Эквуса. Голограмма<text:span text:style-name="T53"> планеты дрожала и покрывалась рябью, как некачественная картинка в аналоговом телевизоре.</text:span></text:p>
      <text:p text:style-name="P124"/>
      <text:p text:style-name="P12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22"/>
      <text:p text:style-name="P122">Анакорн мрачно уставился на мерцающую голограмму Эквуса<text:span text:style-name="T36">. Ко мне наконец-то пришло понимание ситуации.</text:span></text:p>
      <text:p text:style-name="P126">– А почему ты сам не хочешь поддержать Эквус? Ты же его демиург? Ну так и питай его своей созидающей силой, пока он не окрепнет!</text:p>
      <text:p text:style-name="P122">Анакорн смутился.</text:p>
      <text:p text:style-name="P122"><text:span text:style-name="T53">– К сожалению, не </text:span><text:span text:style-name="T58">получится</text:span><text:span text:style-name="T5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3">творчество таких раздолбаев, как ты и твой дружок Юджин — чтоб ему икнулось, где бы он ни был.</text:span><text:span text:style-name="T53"><text:note text:id="ftn13" text:note-class="footnote"><text:note-citation>13</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53"> </text:span>И создали вы его достаточно топорно — видишь, он трещит по швам.</text:p>
      <text:p text:style-name="P122">– Хмм. То есть, это брони создали Эквус?</text:p>
      <text:p text:style-name="P122">–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22">Я не могу полноценно общаться с метаинтеллектом реальности, <text:span text:style-name="T53">— для этого даже моих сил недостаточно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22"><text:span text:style-name="T5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24"/>
      <text:p text:style-name="P122">Я вспомнил события последнего года<text:span text:style-name="T11">.</text:span></text:p>
      <text:p text:style-name="P12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22">Анакорн с такой силой сжал магическим захватом карандаш, что тот хрустнул.</text:p>
      <text:p text:style-name="P12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2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2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24">Я развёл руками.</text:p>
      <text:p text:style-name="P12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24">Анакорн улыбнулся и вскочил с пуфика.</text:p>
      <text:p text:style-name="P122"><text:span text:style-name="T53">–</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2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26">Анакорн поправил невесть откуда взявшиеся на переносице очки и ответил.</text:p>
      <text:p text:style-name="P122"><text:span text:style-name="T36">– Ты уже устранил крупнейший дефект Эквестрии </text:span><text:span text:style-name="T53">—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3">— вещь живучая</text:span><text:span text:style-name="T36">. Я сам такое проделывал много раз со всякими мелочами, вроде эквестрийской природы и техники. Были там </text:span><text:soft-page-break/><text:span text:style-name="T36">небольшие противоречия, пришлось их загладить. Но с крупными у меня не получается. С ними вообще трудно что-то придумать…</text:span></text:p>
      <text:p text:style-name="P126">Я задумался. На самом деле, интересная логическая задача…</text:p>
      <text:p text:style-name="P12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именно на копыта. И вообще, копыта у пони достаточно мягкие, чтобы ухватить не очень тонкую вещь. Это тебе не наши лошади всё-таки. По-моему, всё сходится.</text:p>
      <text:p text:style-name="P122"><text:span text:style-name="T53">–</text:span><text:span text:style-name="T36"> А кьютимарки? Как, разрази меня квазар, объяснить кьютимарки? </text:span><text:span text:style-name="T53">– азартно воскликнул Анакорн.</text:span></text:p>
      <text:p text:style-name="P126">– А кьютимарки ты сам даришь пони, когда распознаёшь их жизненное предназначение!!! – так же азартно заорал я.</text:p>
      <text:p text:style-name="P126">– ЧТООО?!! Может, ты думаешь, мне больше заняться нечем, как лепить пони тату на фланки? Так я тебя разочарую! У меня и без того три миллиона дел!</text:p>
      <text:p text:style-name="P126">Я пожал плечами.</text:p>
      <text:p text:style-name="P126">– А по-другому я не могу объяснить их появление. К сожалению.</text:p>
      <text:p text:style-name="P12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26">– Хорошо. Уговорил. Кьютимарки беру на себя. Так и знал, что мне самое трудное достанется!</text:p>
      <text:p text:style-name="P12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26">Анакорн проследил мой взгляд.</text:p>
      <text:p text:style-name="P126">– Нечего так на меня смотреть! Если я стану применять магию вместо ловкости, теряется весь смысл упражнения… О, глянь-ка на Эквус!</text:p>
      <text:p text:style-name="P126">И впрямь, было на что посмотреть. Уровень помех на голограмме значительно снизился и сама она стала светиться ровным голубоватым светом.</text:p>
      <text:p text:style-name="P12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26">Я опять задумался. В голове было пусто.</text:p>
      <text:p text:style-name="P126">– Почему бы не оставить самую главную? Ту, что описана в мультике?</text:p>
      <text:p text:style-name="P126">– И<text:span text:style-name="T5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0">—</text:span><text:span text:style-name="T59"> точнее, дерево схожих миров Эквуса </text:span><text:span text:style-name="T70">—</text:span><text:span text:style-name="T59"> создали брони. Разумеется, стержнем им послужил именно сериал, но каждый фанфик </text:span><text:span text:style-name="T70">—</text:span><text:span text:style-name="T5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27"/>
      <text:p text:style-name="P126">Я подумал. Потом ещё раз подумал. Что скажет любой программист, предложи ему соединить несколько несовместимых объектов?</text:p>
      <text:p text:style-name="P127"/>
      <text:p text:style-name="P12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27"><text:soft-page-break/></text:p>
      <text:p text:style-name="P126">Анакорн аж подпрыгнул на месте от восторга и стал мне аплодировать.</text:p>
      <text:p text:style-name="P126"/>
      <text:p text:style-name="P126"><text:span text:style-name="T59">– Наконец-то я вижу свет в конце тоннеля! Как это не пришло мне в голову! Ты всё отлично увязал! Всё сходится! Более того </text:span><text:span text:style-name="T70">—</text:span><text:span text:style-name="T59"> Анакорн заговорщически подмигнул мне </text:span><text:span text:style-name="T70">—</text:span><text:span text:style-name="T59"> всё именно так и было, </text:span><text:span text:style-name="T31">даю перо из третьего ряда</text:span><text:span text:style-name="T59">!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0">— и первой реальной историей в объединённой эквестрийской реальности</text:span><text:span text:style-name="T59">!</text:span></text:p>
      <text:p text:style-name="P127">Я подозрительно посмотрел на Анакорна.</text:p>
      <text:p text:style-name="P126"><text:span text:style-name="T17">– </text:span><text:span text:style-name="T59">Какой ещё, нафиг, «мой фанфик»? Я никакого фанфика не писал. И не собираюсь.</text:span></text:p>
      <text:p text:style-name="P127">Анакорн ехидно ухмыльнулся и сделал мне «глазки».</text:p>
      <text:p text:style-name="P126"><text:span text:style-name="T17">– </text:span><text:span text:style-name="T5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text:span><text:span text:style-name="T59">А ну-ка, все, строем, мечтайте об Эквестрии!»?</text:span></text:p>
      <text:p text:style-name="P12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27"/>
      <text:p text:style-name="P127">Я растерялся.</text:p>
      <text:p text:style-name="P126"><text:span text:style-name="T11">– </text:span>Эээ… Тут я тебе точно не помощник. Никогда не писал ничего сложнее технической документации к программам.</text:p>
      <text:p text:style-name="P125"><text:span text:style-name="T11">– </text:span>Пиши, как есть. <text:span text:style-name="T11">– </text:span>развёл копытами Анакорн. <text:span text:style-name="T11">– </text:span>Авось сгодится. Я писать точно не буду <text:span text:style-name="T70">— ты меня с кьютимарками уже пригрузил на ближайшие несколько тысяч лет.</text:span></text:p>
      <text:p text:style-name="P125">…</text:p>
      <text:p text:style-name="P125">Факн щит<text:note text:id="ftn14" text:note-class="footnote"><text:note-citation>14</text:note-citation><text:note-body><text:p text:style-name="P148">Fucking shit — <text:span text:style-name="T1">ёбаное дерьмо</text:span></text:p></text:note-body></text:note>!..</text:p>
      <text:p text:style-name="P125">…</text:p>
      <text:p text:style-name="P125">Ну а что мне остаётся? Я фейспамнул.</text:p>
      <text:p text:style-name="P125"/>
      <text:p text:style-name="P12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25">Анакорн насупился и спрятал карандаш в гриву.</text:p>
      <text:p text:style-name="P12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25"/>
      <text:p text:style-name="P12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25"><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73"/>
      <text:p text:style-name="P173">– Пора закругляться. Ты начинаешь сгорать. Надо утрясти последние детали, пока ещё есть пару минут.</text:p>
      <text:p text:style-name="P121">– Валяй. Я тебя внимательно слушаю.</text:p>
      <text:p text:style-name="P12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1">– А я разве сплю?</text:p>
      <text:p text:style-name="P121">– Сейчас — нет. Но как только мы закроем сделку — проснёшься. Потому что нет иного способа вернуть тебя в реальный мир.</text:p>
      <text:p text:style-name="P121">– Эээ, постой! А как я в Эквестрию и к себе обратно проходил?</text:p>
      <text:p text:style-name="P121">– С помощью магии, конечно. А я — не маг, я — демиург. У меня свои методы и ограничения.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21">Так вот, возвращать тебя обратно в твой мир я не буду.</text:p>
      <text:p text:style-name="P121"/>
      <text:p text:style-name="P121">Я непонимающе хлопал глазами.</text:p>
      <text:p text:style-name="P121"/>
      <text:p text:style-name="P121">– Во-первых, может возникнуть временная петля, а я не силён в их распутывании. – Анакорн стыдливо опустил взгляд. – Видишь ли, мне придётся вернуть тебя на пару лет назад, в те времена, когда фэндом ещё не умирал и у Эквуса было достаточно сторонников.</text:p>
      <text:p text:style-name="P12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2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2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21">Теперь — об оплате.</text:p>
      <text:p text:style-name="P121"/>
      <text:p text:style-name="P121">Анакорн наклонился ко мне через стол и подмигнул.</text:p>
      <text:p text:style-name="P121"/>
      <text:p text:style-name="P121">– Проси, чего хочешь!</text:p>
      <text:p text:style-name="P121"/>
      <text:p text:style-name="P121">Пока я думал, демиург мурлыкал себе под нос в эйфории: «Да! В такие моменты ощущаешь себя богом! Я крут! Ха-ха!»</text:p>
      <text:p text:style-name="P121"/>
      <text:p text:style-name="P12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21"><text:soft-page-break/>Ради этого написать фанфик — очень малая цена. Совсем ничтожная.</text:p>
      <text:p text:style-name="P125"/>
      <text:p text:style-name="P125">– Верни Дэш!!!</text:p>
      <text:p text:style-name="P125"/>
      <text:p text:style-name="P125">Копыта Анакорна разъехались и он впечатался мордой в стол.</text:p>
      <text:p text:style-name="P125">– Эээ… м-м-м… ну-у-у… Перо мне в зад!.. Нельзя сказать, что это совсем невыполнимо… Но, прямо скажу, задачка не для студента!</text:p>
      <text:p text:style-name="P125">– А ты студент?</text:p>
      <text:p text:style-name="P12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25">– Другое просить не будешь? – сухо переспросил Анакорн. – Учти, время уходит. То, что я вижу, мне не нравится.</text:p>
      <text:p text:style-name="P125">– Нет! – отрезал я.</text:p>
      <text:p text:style-name="P121"><text:span text:style-name="T36">– Сам напросился! – вздохнул Анакорн. – Видишь ли, единственная лазейка, которую я могу использовать для исполнения твоего желания </text:span><text:span text:style-name="T36">— альтернативная ветка реальности, которую породила Селестия.</text:span></text:p>
      <text:p text:style-name="P125">– Что? Ты о чём?</text:p>
      <text:p text:style-name="P121"><text:span text:style-name="T36">– Откровение развоплощает пони без следа. Но аликорны </text:span><text:span text:style-name="T36">— всё же аликорны, и могут сражаться даже с таким противником. </text:span><text:span text:style-name="T36">Когда Откровение поглощало Селестию, она сделала крохотное ответвление от основной реальности, в котором её поглощение </text:span><text:span text:style-name="T36">—</text:span><text:span text:style-name="T36"> всего лишь твой коматозный бред, вызванный алкогольно-магическим отравлением. Эта ветка реальности не является основной</text:span><text:span text:style-name="T36">,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span></text:p>
      <text:p text:style-name="P125">Есть только маленькая проблемка…</text:p>
      <text:p text:style-name="P125"/>
      <text:p text:style-name="P125">Анакорн скривился и отвёл глаза.</text:p>
      <text:p text:style-name="P125"/>
      <text:p text:style-name="P125">– Какая?</text:p>
      <text:p text:style-name="P121"><text:span text:style-name="T3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шь из реальности в возможность. То есть, не просто исчезнешь, а тебя никогда и не будет. Мне очень жаль. Тебе ещё не поздно выбрать что-нибудь другое.</text:span></text:p>
      <text:p text:style-name="P125">Я вздохнул. Слишком много философии на мою голову!</text:p>
      <text:p text:style-name="P125">– Делай, как я сказал! А я сделаю своё.</text:p>
      <text:p text:style-name="P125"/>
      <text:p text:style-name="P12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21">– Ты ещё увидишь пару снов на прощание. Это мой подарок тебе. Удачи!</text:p>
      <text:p text:style-name="P121"/>
      <text:p text:style-name="P123">***</text:p>
      <text:p text:style-name="P127"/>
      <text:p text:style-name="P127">– Привет, Анон. – Селестия стояла передо мной в ореоле гривы. – Я хочу поблагодарить тебя за всё.</text:p>
      <text:p text:style-name="P127"><text:soft-page-break/>– Привет, Сел. Я рад, что с тобой всё в порядке.</text:p>
      <text:p text:style-name="P127">– В порядке не только со мной. Я знаю, на что ты решился ради нас. </text:p>
      <text:p text:style-name="P127"/>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5"> - Ты морочила мне яйца, чтобы заинтересовать? Всё, как Свирл указал?</text:span></text:p>
      <text:p text:style-name="P115">–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5">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11"><text:span text:style-name="T25">-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6">Селестия кивнула, соглашаясь, и образ её начал меркнуть.</text:p>
      <text:p text:style-name="P145">– <text:span text:style-name="T1">Окей. Будь счастлив и... спасибо тебе за всё, Макс.</text:span></text:p>
      <text:p text:style-name="P108">Мне очень хочется, чтобы мы смогли встретиться в другое время, при других обстоятельствах. Быть может, у нас всё было бы по иному.</text:p>
      <text:p text:style-name="P146">…</text:p>
      <text:p text:style-name="P14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text:span><text:span text:style-name="T1">вторую голову! Или создать кучу миров на свой рассудок и развлекаться в них от души! Или... упс... а ведь верно… ты меня уел!.. Таки да! Сдаюсь. </text:span></text:p>
      <text:p text:style-name="P146"/>
      <text:list xml:id="list8745291031618712496" text:style-name="L5">
        <text:list-header>
          <text:p text:style-name="P176"><text:soft-page-break/>(<text:span text:style-name="T33">Луна — как повелительница снов, слышала разговор Макса с Анакорном</text:span>)</text:p>
          <text:p text:style-name="P177"/>
        </text:list-header>
      </text:list>
      <text:p text:style-name="P147">***</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7">-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1">–</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1"/>
      <text:p text:style-name="P3"/>
      <text:p text:style-name="P3"><text:soft-page-break/></text:p>
      <text:p text:style-name="P1"><text:span text:style-name="T40">&lt;</text:span><text:span text:style-name="T2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6">- Ну уж нет! Я завязываю с конеёбством!</text:p>
      <text:p text:style-name="P47"><text:span text:style-name="T26">- Посмотрим... Хи-хи...</text:span>&gt;</text:p>
      <text:p text:style-name="P4"/>
      <text:p text:style-name="P113"/>
      <text:p text:style-name="P46">&lt;<text:span text:style-name="T26">В сцене прощания (во сне) — Р.Д. в будущем будет стрематься поебушек с человеками, чтобы не испытывать горечи расставания. Но: </text:span></text:p>
      <text:p text:style-name="P46"><text:span text:style-name="T26">-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43"><text:span text:style-name="T11"><text:s/>&lt;</text:span><text:span text:style-name="T29"> - </text:span><text:span text:style-name="T25">Я не могу быть вашим спасителем! Я намного хуже и испорченнее вас!</text:span><text:span text:style-name="T11">&gt;</text:span></text:p>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97"/>
      <text:p text:style-name="P46">&lt;<text:span text:style-name="T26">Луна говорит Максу в прощальном сне:</text:span></text:p>
      <text:p text:style-name="P46"><text:span text:style-name="T26">- Прости, что хотела убить тебя. Я ослабела и Найтмэр на время одержала верх</text:span>&gt;</text:p>
      <text:p text:style-name="P56"/>
      <text:p text:style-name="P46">&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13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2"><text:soft-page-break/>&lt;<text:span text:style-name="T1"> Пони — сельские жители и не любят больших городов. </text:span>&gt;</text:p>
      <text:p text:style-name="P34"/>
      <text:p text:style-name="P10">***</text:p>
      <text:h text:style-name="P159" text:outline-level="2">Поиск решения</text:h>
      <text:p text:style-name="P132"/>
      <text:p text:style-name="P95"><text:span text:style-name="T11">&lt;</text:span><text:span text:style-name="T2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6"/>
      <text:h text:style-name="Heading_20_2" text:outline-level="2">Эпилог. Земля</text:h>
      <text:p text:style-name="P109">&lt;<text:span text:style-name="T66">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94">эскиз рисунка с первой главы – Сел на фоне звёзд</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2T23:18:15.77</dc:date>
    <meta:editing-duration>P123DT7H27M12S</meta:editing-duration>
    <meta:editing-cycles>7455</meta:editing-cycles>
    <meta:generator>OpenOffice/4.1.1$Win32 OpenOffice.org_project/411m6$Build-9775</meta:generator>
    <dc:creator>макс </dc:creator>
    <meta:document-statistic meta:table-count="0" meta:image-count="0" meta:object-count="0" meta:page-count="193" meta:paragraph-count="4140" meta:word-count="88861" meta:character-count="564936"/>
  </office:meta>
</office:document-meta>
</file>